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.setBar( String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MessageWriterTests.writeMultipartForm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Foo.get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MessageWriterTests.parse( MockServerHttpResponse response ,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partHttpMessageWriterTests.singleSubscriberWithRe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ultipartHttpMessageWriterTests.decodeToString( 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artHttpMessageWriterTests.singleSubscriberWithStr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ultipartHttpMessageWriterTests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Foo( String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ultipartHttpMessageWriterTests.writeMultipartRela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ultipartHttpMessageWriterTests.can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ultipartHttpMessageWriterTests.customContentDispos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